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1001BC9F50A1D0A7A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213cm" svg:height="2.213cm" svg:x="6.28cm" svg:y="9.455cm">
          <draw:image xlink:href="Pictures/1000020100000100000001001BC9F50A1D0A7A6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06T11:18:41.350000000</dc:date>
    <meta:editing-duration>PT31S</meta:editing-duration>
    <meta:editing-cycles>1</meta:editing-cycles>
    <meta:generator>LibreOffice/5.1.2.2$Windows_x86 LibreOffice_project/d3bf12ecb743fc0d20e0be0c58ca359301eb705f</meta:generator>
    <meta:document-statistic meta:object-count="1"/>
  </office:meta>
</office:document-meta>
</file>